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2000002A1D35F4CB527B0CB19.png" manifest:media-type="image/png"/>
  <manifest:file-entry manifest:full-path="Pictures/10000000000002A1000001C11471262B5A862F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6201in" draw:z-index="0"><draw:image xlink:href="Pictures/10000000000002A1000001C11471262B5A862F18.png" xlink:type="simple" xlink:show="embed" xlink:actuate="onLoad"/></draw:frame><draw:frame draw:style-name="fr2" draw:name="Image2" text:anchor-type="paragraph" svg:x="0.0575in" svg:y="5.1272in" svg:width="6.9252in" svg:height="3.4618in" draw:z-index="1"><draw:image xlink:href="Pictures/1000000000000542000002A1D35F4CB527B0CB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36:36.838388101</meta:creation-date>
    <meta:print-date>2019-02-07T16:42:44.731426857</meta:print-date>
    <dc:date>2019-02-08T11:31:45.641160435</dc:date>
    <meta:editing-duration>PT18H44M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